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7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number-columns-repeated="2" table:style-name="ce8"/>
          <table:covered-table-cell table:style-name="ce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1" svg:width="2.899cm" svg:height="1.781cm" svg:x="25.728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9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9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56:10.691650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57:12.140151202</dc:date>
    <dc:creator>Luciano Rossi</dc:creator>
    <meta:editing-duration>PT4H10M23S</meta:editing-duration>
    <meta:editing-cycles>43</meta:editing-cycles>
    <meta:document-statistic meta:table-count="1" meta:cell-count="40" meta:object-count="0"/>
  </office:meta>
</office:document-meta>
</file>